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9618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1.5839in"/>
    </style:style>
    <style:style style:name="co13" style:family="table-column">
      <style:table-column-properties fo:break-before="auto" style:column-width="1.2339in"/>
    </style:style>
    <style:style style:name="co14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Arial" fo:font-size="12pt" fo:font-style="normal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 table:number-columns-repeated="3"/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1" table:default-cell-style-name="ce26"/>
        <table:table-column table:style-name="co13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7" office:value-type="string">
            <text:p>Bone Spear</text:p>
          </table:table-cell>
          <table:table-cell table:style-name="ce27" office:value-type="string">
            <text:p>Bone Shield</text:p>
          </table:table-cell>
          <table:table-cell table:style-name="ce27" office:value-type="string">
            <text:p>Bone Grab</text:p>
          </table:table-cell>
          <table:table-cell table:style-name="ce27" office:value-type="string">
            <text:p><text:s/>Bone Nova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7" office:value-type="string">
            <text:p>Pacification Hex</text:p>
          </table:table-cell>
          <table:table-cell table:style-name="ce27" office:value-type="string">
            <text:p>Burning Hex</text:p>
          </table:table-cell>
          <table:table-cell table:style-name="ce27" office:value-type="string">
            <text:p>Empathic Hex</text:p>
          </table:table-cell>
          <table:table-cell table:style-name="ce27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7" office:value-type="string">
            <text:p>Curse of Impotence</text:p>
          </table:table-cell>
          <table:table-cell table:style-name="ce27"/>
          <table:table-cell table:style-name="ce27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7" office:value-type="string">
            <text:p>Corrupted Strength</text:p>
          </table:table-cell>
          <table:table-cell table:style-name="ce27" office:value-type="string">
            <text:p>Acid Blood</text:p>
          </table:table-cell>
          <table:table-cell table:style-name="ce27" office:value-type="string">
            <text:p>Bloodlust</text:p>
          </table:table-cell>
          <table:table-cell table:style-name="ce27" office:value-type="string">
            <text:p>Carrier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4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08/30/2010</text:date>, <text:time>01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8-30T01:57:10</dc:date>
    <dc:language>fr-FR</dc:language>
    <meta:editing-cycles>161</meta:editing-cycles>
    <meta:editing-duration>PT122H13M42S</meta:editing-duration>
    <meta:document-statistic meta:table-count="4" meta:cell-count="344" meta:object-count="0"/>
    <meta:user-defined meta:name="Info 1"/>
    <meta:user-defined meta:name="Info 2"/>
    <meta:user-defined meta:name="Info 3"/>
    <meta:user-defined meta:name="Info 4"/>
  </office:meta>
</office:document-meta>
</file>